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2pt" fo:font-weight="bold" officeooo:rsid="0009dfa2" officeooo:paragraph-rsid="0009dfa2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bold" officeooo:rsid="0009dfa2" officeooo:paragraph-rsid="000bc3e6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officeooo:rsid="000bc3e6" officeooo:paragraph-rsid="000bc3e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fo:font-weight="bold" officeooo:rsid="000bc3e6" officeooo:paragraph-rsid="001daab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normal" officeooo:rsid="0009dfa2" officeooo:paragraph-rsid="0009dfa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fo:font-weight="normal" officeooo:rsid="000bc3e6" officeooo:paragraph-rsid="000bc3e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9dfa2" officeooo:paragraph-rsid="0009dfa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9dfa2" officeooo:paragraph-rsid="0009dfa2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69a2e" loext:opacity="100%" style:font-name="DejaVu Sans" fo:font-size="12pt" fo:font-weight="normal" officeooo:rsid="000f4930" officeooo:paragraph-rsid="000f493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0f4930" officeooo:paragraph-rsid="000f49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69a2e" loext:opacity="100%" style:font-name="DejaVu Sans" fo:font-size="12pt" fo:font-weight="normal" officeooo:rsid="0013da8b" officeooo:paragraph-rsid="0013da8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13da8b" officeooo:paragraph-rsid="0013da8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0bc3e6" officeooo:paragraph-rsid="000bc3e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0daa1c" officeooo:paragraph-rsid="000daa1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DejaVu Sans" fo:font-size="12pt" fo:font-weight="normal" officeooo:rsid="000daa1c" officeooo:paragraph-rsid="000daa1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DejaVu Sans" fo:font-size="12pt" fo:font-weight="normal" officeooo:rsid="000daa1c" officeooo:paragraph-rsid="000f493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DejaVu Sans" fo:font-size="12pt" fo:font-weight="normal" officeooo:rsid="0013da8b" officeooo:paragraph-rsid="0013da8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DejaVu Sans" fo:font-size="12pt" fo:font-weight="bold" officeooo:rsid="000daa1c" officeooo:paragraph-rsid="000daa1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DejaVu Sans" fo:font-size="12pt" fo:font-weight="bold" officeooo:rsid="000f4930" officeooo:paragraph-rsid="000f493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DejaVu Sans" fo:font-size="12pt" fo:font-weight="bold" officeooo:rsid="0009dfa2" officeooo:paragraph-rsid="000f8e6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DejaVu Sans" fo:font-size="12pt" fo:font-weight="bold" officeooo:rsid="0009dfa2" officeooo:paragraph-rsid="0013da8b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DejaVu Sans" fo:font-size="12pt" fo:font-weight="bold" officeooo:rsid="0013da8b" officeooo:paragraph-rsid="0013da8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2pt" fo:font-weight="normal" officeooo:rsid="0013da8b" officeooo:paragraph-rsid="0013da8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2pt" fo:font-weight="bold" officeooo:rsid="0013da8b" officeooo:paragraph-rsid="0013da8b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2pt" fo:font-weight="bold" officeooo:rsid="0013da8b" officeooo:paragraph-rsid="0013da8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09dfa2" officeooo:paragraph-rsid="0009dfa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13da8b" officeooo:paragraph-rsid="0013da8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2pt" fo:font-weight="bold" officeooo:rsid="0013da8b" officeooo:paragraph-rsid="0013da8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2pt" fo:font-weight="bold" officeooo:rsid="0013da8b" officeooo:paragraph-rsid="0013da8b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2pt" fo:font-weight="bold" officeooo:rsid="001f8410" officeooo:paragraph-rsid="001f841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2pt" fo:font-weight="normal" officeooo:rsid="0013da8b" officeooo:paragraph-rsid="0013da8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13da8b"/>
    </style:style>
    <style:style style:name="P33" style:family="paragraph" style:parent-style-name="Standard">
      <style:paragraph-properties fo:text-align="start" style:justify-single-word="false"/>
      <style:text-properties officeooo:paragraph-rsid="0026c019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DejaVu Sans" fo:font-size="12pt" fo:font-weight="normal" officeooo:rsid="0013da8b" officeooo:paragraph-rsid="0013da8b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9ba9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officeooo:rsid="0027cf53" style:font-weight-asian="bold" style:font-weight-complex="bold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1daab7" style:font-weight-asian="normal" style:font-weight-complex="normal"/>
    </style:style>
    <style:style style:name="T7" style:family="text">
      <style:text-properties officeooo:rsid="0013da8b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font-name="DejaVu Sans" fo:font-size="12pt" fo:font-weight="normal" officeooo:rsid="0013da8b" style:font-size-asian="10.5pt" style:font-weight-asian="normal" style:font-size-complex="12pt" style:font-weight-complex="normal"/>
    </style:style>
    <style:style style:name="T10" style:family="text">
      <style:text-properties fo:color="#000000" loext:opacity="100%" style:font-name="DejaVu Sans" fo:font-size="12pt" fo:font-weight="normal" officeooo:rsid="000f4930" style:font-size-asian="10.5pt" style:font-weight-asian="normal" style:font-size-complex="12pt" style:font-weight-complex="normal"/>
    </style:style>
    <style:style style:name="T11" style:family="text">
      <style:text-properties fo:color="#000000" loext:opacity="100%" style:font-name="DejaVu Sans" fo:font-size="12pt" fo:font-weight="normal" officeooo:rsid="0013da8b" style:font-size-asian="10.5pt" style:font-weight-asian="normal" style:font-size-complex="12pt" style:font-weight-complex="normal"/>
    </style:style>
    <style:style style:name="T12" style:family="text">
      <style:text-properties fo:color="#000000" loext:opacity="100%" style:font-name="DejaVu Sans" fo:font-size="12pt" fo:font-weight="bold" officeooo:rsid="0013da8b" style:font-size-asian="10.5pt" style:font-weight-asian="normal" style:font-size-complex="12pt" style:font-weight-complex="normal"/>
    </style:style>
    <style:style style:name="T13" style:family="text">
      <style:text-properties style:font-name="DejaVu Sans"/>
    </style:style>
    <style:style style:name="T14" style:family="text">
      <style:text-properties style:font-name="DejaVu Sans" fo:font-weight="bold"/>
    </style:style>
    <style:style style:name="T15" style:family="text">
      <style:text-properties style:font-name="DejaVu Sans" fo:font-weight="bold" style:font-weight-asian="normal" style:font-weight-complex="normal"/>
    </style:style>
    <style:style style:name="T16" style:family="text">
      <style:text-properties style:font-name="DejaVu Sans" fo:font-weight="normal" style:font-weight-asian="normal" style:font-weight-complex="normal"/>
    </style:style>
    <style:style style:name="T17" style:family="text">
      <style:text-properties officeooo:rsid="0027cf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artie – 5 Les Boucles</text:p>
      <text:p text:style-name="P7"/>
      <text:p text:style-name="P26">Exercice 5.1</text:p>
      <text:p text:style-name="P5"/>
      <text:p text:style-name="P5"><text:span text:style-name="T3">Variable</text:span> N <text:span text:style-name="T3">en</text:span> <text:span text:style-name="T3">Entier</text:span></text:p>
      <text:p text:style-name="P5"><text:line-break/><text:span text:style-name="T3">Début</text:span></text:p>
      <text:p text:style-name="P5"><text:line-break/>N – 0<text:line-break/><text:span text:style-name="T3">Écrire</text:span> "Entrez un nombre entre 1 et 3"<text:line-break/><text:span text:style-name="T3">TantQue</text:span> N &lt; 1 ou N &gt; 3<text:line-break/><text:span text:style-name="T3">Lire</text:span> N<text:line-break/><text:span text:style-name="T3">Si</text:span> N &lt; 1 ou N &gt; 3 <text:span text:style-name="T3">Alors</text:span><text:line-break/><text:span text:style-name="T3">Écrire</text:span> "Saisie erronée. Recommencez”<text:line-break/><text:span text:style-name="T3">FinSi</text:span><text:line-break/><text:span text:style-name="T3">FinTantQue</text:span></text:p>
      <text:p text:style-name="P5"/>
      <text:p text:style-name="P1">Fin</text:p>
      <text:p text:style-name="P1"/>
      <text:p text:style-name="P1">________________________________________________________________________________</text:p>
      <text:p text:style-name="P1"/>
      <text:p text:style-name="P13">Exercice 5.2</text:p>
      <text:p text:style-name="P3"/>
      <text:p text:style-name="P4"><text:span text:style-name="T5">Variable</text:span><text:span text:style-name="T1"> N </text:span><text:span text:style-name="T5">en</text:span><text:span text:style-name="T1"> </text:span><text:span text:style-name="T5">Entier</text:span></text:p>
      <text:p text:style-name="P4"><text:span text:style-name="T1"><text:line-break/></text:span><text:span text:style-name="T5">D</text:span><text:span text:style-name="T6">é</text:span><text:span text:style-name="T5">but</text:span></text:p>
      <text:p text:style-name="P3"><text:span text:style-name="T1"><text:line-break/>N – 0<text:line-break/></text:span><text:span text:style-name="T5">Écrire</text:span><text:span text:style-name="T1"> "Entrez un nombre entre 10 et 20"<text:line-break/></text:span><text:span text:style-name="T5">TantQue</text:span><text:span text:style-name="T1"> N &lt; 10 ou N &gt; 20<text:line-break/></text:span><text:span text:style-name="T5">Lire</text:span><text:span text:style-name="T1"> N<text:line-break/></text:span><text:span text:style-name="T5">Si</text:span><text:span text:style-name="T1"> N &lt; 10 </text:span><text:span text:style-name="T5">Alors</text:span><text:span text:style-name="T1"><text:line-break/></text:span><text:span text:style-name="T5">Écrire</text:span><text:span text:style-name="T1"> "Plus grand !"<text:line-break/></text:span><text:span text:style-name="T5">SinonSi</text:span><text:span text:style-name="T1"> N &gt; 20 Alors<text:line-break/></text:span><text:span text:style-name="T5">Écrire</text:span><text:span text:style-name="T1"> "Plus petit !"<text:line-break/></text:span><text:span text:style-name="T5">FinSi</text:span><text:span text:style-name="T1"><text:line-break/></text:span><text:span text:style-name="T5">FinTantQue</text:span></text:p>
      <text:p text:style-name="P6"/>
      <text:p text:style-name="P3">Fin</text:p>
      <text:p text:style-name="P2"/>
      <text:p text:style-name="P2">________________________________________________________________________________</text:p>
      <text:p text:style-name="P2"/>
      <text:p text:style-name="P14">Exercice 5.3</text:p>
      <text:p text:style-name="P18"/>
      <text:p text:style-name="P16"><text:span text:style-name="T3">Variables</text:span> N, i <text:span text:style-name="T3">en</text:span> <text:span text:style-name="T3">Entier</text:span></text:p>
      <text:p text:style-name="P16"><text:line-break/><text:span text:style-name="T3">Début</text:span></text:p>
      <text:p text:style-name="P16"><text:soft-page-break/><text:line-break/><text:span text:style-name="T3">Écrire</text:span> "Entrez un nombre : "<text:line-break/><text:span text:style-name="T3">Lire</text:span> N</text:p>
      <text:p text:style-name="P16">Stop – N+10<text:line-break/><text:span text:style-name="T3">Écrire</text:span> "Les 10 nombres suivants sont : "<text:line-break/><text:span text:style-name="T3">TantQue</text:span> N &lt; Stop<text:line-break/>N – N+1<text:line-break/><text:span text:style-name="T3">Écrire</text:span> N<text:line-break/><text:span text:style-name="T3">FinTantQue</text:span></text:p>
      <text:p text:style-name="P15"/>
      <text:p text:style-name="P18">Fin</text:p>
      <text:p text:style-name="P20">________________________________________________________________________________</text:p>
      <text:p text:style-name="P18"/>
      <text:p text:style-name="P10">Exercice 5.4</text:p>
      <text:p text:style-name="P9"/>
      <text:p text:style-name="P24"><text:span text:style-name="T5">Variables</text:span><text:span text:style-name="T1"> N, i </text:span><text:span text:style-name="T5">en</text:span><text:span text:style-name="T1"> </text:span><text:span text:style-name="T5">Entier</text:span></text:p>
      <text:p text:style-name="P9"/>
      <text:p text:style-name="P19">Début</text:p>
      <text:p text:style-name="P32"><text:span text:style-name="T10"><text:line-break/></text:span><text:span text:style-name="T14">Écrire</text:span><text:span text:style-name="T13"> "Entrez un nombre : "<text:line-break/></text:span><text:span text:style-name="T14">Lire</text:span><text:span text:style-name="T13"> N<text:line-break/></text:span><text:span text:style-name="T14">Écrire</text:span><text:span text:style-name="T13"> "La table de multiplication de ce nombre est : "<text:line-break/></text:span><text:span text:style-name="T14">Pour</text:span><text:span text:style-name="T13"> i – 1 à 10<text:line-break/></text:span><text:span text:style-name="T14">Écrire</text:span><text:span text:style-name="T13"> N, " x ", i, " = ", n*i<text:line-break/>i </text:span><text:span text:style-name="T14">Suivant</text:span></text:p>
      <text:p text:style-name="P32"><text:span text:style-name="T14"/></text:p>
      <text:p text:style-name="P19">Fin</text:p>
      <text:p text:style-name="P21">________________________________________________________________________________</text:p>
      <text:p text:style-name="P21"/>
      <text:p text:style-name="P12">Exercice 5.5</text:p>
      <text:p text:style-name="P11"/>
      <text:p text:style-name="P24"><text:span text:style-name="T5">Variables</text:span><text:span text:style-name="T1"> N, i, </text:span><text:span text:style-name="T2">Som</text:span><text:span text:style-name="T1"> </text:span><text:span text:style-name="T5">en</text:span><text:span text:style-name="T1"> </text:span><text:span text:style-name="T5">Entier</text:span></text:p>
      <text:p text:style-name="P11"/>
      <text:p text:style-name="P24">Début<text:span text:style-name="T1"><text:line-break/><text:line-break/></text:span><text:span text:style-name="T5">Écrire</text:span><text:span text:style-name="T1"> "Entrez un nombre : "<text:line-break/></text:span><text:span text:style-name="T5">Lire</text:span><text:span text:style-name="T1"> N<text:line-break/>Som – 0<text:line-break/></text:span><text:span text:style-name="T5">Pour</text:span><text:span text:style-name="T1"> i – 1 à N<text:line-break/>Som – Som + i<text:line-break/>i </text:span><text:span text:style-name="T5">Suivant</text:span><text:span text:style-name="T1"><text:line-break/></text:span><text:span text:style-name="T5">Écrire</text:span><text:span text:style-name="T1"> "La somme est : ", Som</text:span></text:p>
      <text:p text:style-name="P30"><text:span text:style-name="T1"/></text:p>
      <text:p text:style-name="P30"><text:span text:style-name="T7">Fin</text:span></text:p>
      <text:p text:style-name="P21">________________________________________________________________________________</text:p>
      <text:p text:style-name="P24"/>
      <text:p text:style-name="P12">Exercice 5.6</text:p>
      <text:p text:style-name="P23"/>
      <text:p text:style-name="P24"><text:span text:style-name="T5">Variables </text:span><text:span text:style-name="T1">N, i, F </text:span><text:span text:style-name="T5">en Entier</text:span></text:p>
      <text:p text:style-name="P25"/>
      <text:p text:style-name="P24"><text:soft-page-break/>Début</text:p>
      <text:p text:style-name="P32"><text:span text:style-name="T9"><text:line-break/></text:span><text:span text:style-name="T15">Écrire</text:span><text:span text:style-name="T16"> "Entrez un nombre : "<text:line-break/></text:span><text:span text:style-name="T15">Lire</text:span><text:span text:style-name="T16"> N<text:line-break/>F – 1<text:line-break/></text:span><text:span text:style-name="T15">Pour</text:span><text:span text:style-name="T16"> i – 2 à N<text:line-break/>F – F * i<text:line-break/>i </text:span><text:span text:style-name="T15">Suivant</text:span><text:span text:style-name="T16"><text:line-break/></text:span><text:span text:style-name="T15">Écrire</text:span><text:span text:style-name="T16"> "La factorielle est : ", F</text:span></text:p>
      <text:p text:style-name="P23"/>
      <text:p text:style-name="P24">Fin</text:p>
      <text:p text:style-name="P21">________________________________________________________________________________</text:p>
      <text:p text:style-name="P21"/>
      <text:p text:style-name="P12">Exercice 5.7</text:p>
      <text:p text:style-name="P23"/>
      <text:p text:style-name="P24"><text:span text:style-name="T5">Variables </text:span><text:span text:style-name="T1">N, i, PG </text:span><text:span text:style-name="T5">en Entier</text:span></text:p>
      <text:p text:style-name="P23"/>
      <text:p text:style-name="P24">Début</text:p>
      <text:p text:style-name="P32"><text:span text:style-name="T9"><text:line-break/></text:span><text:span text:style-name="T16">PG – 0<text:line-break/></text:span><text:span text:style-name="T15">Pour</text:span><text:span text:style-name="T16"> i – 1 à 20<text:line-break/></text:span><text:span text:style-name="T15">Écrire</text:span><text:span text:style-name="T16"> "Entrez un nombre : "<text:line-break/></text:span><text:span text:style-name="T15">Lire</text:span><text:span text:style-name="T16"> N<text:line-break/></text:span><text:span text:style-name="T15">Si</text:span><text:span text:style-name="T16"> i = 1 ou N &gt; PG </text:span><text:span text:style-name="T15">Alors</text:span><text:span text:style-name="T16"><text:line-break/>PG – N <text:line-break/></text:span><text:span text:style-name="T15">FinSi</text:span><text:span text:style-name="T16"><text:line-break/>i </text:span><text:span text:style-name="T15">Suivant</text:span><text:span text:style-name="T16"><text:line-break/></text:span><text:span text:style-name="T15">Écrire</text:span><text:span text:style-name="T16"> "Le nombre le plus grand était : ", PG</text:span></text:p>
      <text:p text:style-name="P23"/>
      <text:p text:style-name="P24">Fin</text:p>
      <text:p text:style-name="P21">________________________________________________________________________________</text:p>
      <text:p text:style-name="P24"/>
      <text:p text:style-name="P12">Exercice 5.8</text:p>
      <text:p text:style-name="P23"/>
      <text:p text:style-name="P23"><text:span text:style-name="T3">Variables</text:span> N, i, PG, IPG <text:span text:style-name="T3">en</text:span> <text:span text:style-name="T3">Entier</text:span></text:p>
      <text:p text:style-name="P23"/>
      <text:p text:style-name="P25">Début</text:p>
      <text:p text:style-name="P25"/>
      <text:p text:style-name="P23">N – 1<text:line-break/>i – 0<text:line-break/>PG – 0 <text:line-break/><text:span text:style-name="T3">TantQue</text:span> N &lt;&gt; 0<text:line-break/><text:span text:style-name="T3">Écrire</text:span> "Entrez un nombre : "<text:line-break/><text:span text:style-name="T3">Lire</text:span> N<text:line-break/>i – i + 1<text:line-break/><text:span text:style-name="T3">Si</text:span> i = 1 ou N &gt; PG <text:span text:style-name="T3">Alors</text:span><text:line-break/>PG – N<text:line-break/>IPG – i<text:line-break/><text:span text:style-name="T3">FinSi</text:span><text:line-break/><text:span text:style-name="T3">FinTantQue</text:span><text:line-break/><text:soft-page-break/><text:span text:style-name="T3">Écrire</text:span> "Le nombre le plus grand était : ", PG<text:line-break/><text:span text:style-name="T3">Écrire</text:span> "Il a été saisi en position numéro ", IPG</text:p>
      <text:p text:style-name="P23"><text:line-break/><text:span text:style-name="T3">Fin</text:span></text:p>
      <text:p text:style-name="P21">________________________________________________________________________________</text:p>
      <text:p text:style-name="P12">Exercice 5.9</text:p>
      <text:p text:style-name="P23"/>
      <text:p text:style-name="P23"><text:span text:style-name="T3">Variables</text:span> E, somdue, M, Reste, Nb10E, Nb5E <text:span text:style-name="T4">e</text:span><text:span text:style-name="T3">n</text:span> <text:span text:style-name="T3">Entier</text:span></text:p>
      <text:p text:style-name="P23"/>
      <text:p text:style-name="P25">Début</text:p>
      <text:p text:style-name="P32"><text:span text:style-name="T9"><text:line-break/></text:span><text:span text:style-name="T13">E – 1<text:line-break/>somdue – 0<text:line-break/></text:span><text:span text:style-name="T14">TantQue</text:span><text:span text:style-name="T13"> E &lt;&gt; 0<text:line-break/></text:span><text:span text:style-name="T14">Écrire</text:span><text:span text:style-name="T13"> "Entrez le montant : "<text:line-break/></text:span><text:span text:style-name="T14">Lire</text:span><text:span text:style-name="T13"> E<text:line-break/>somdue – somdue + E<text:line-break/></text:span><text:span text:style-name="T14">FinTantQue</text:span><text:span text:style-name="T13"><text:line-break/></text:span><text:span text:style-name="T14">Écrire</text:span><text:span text:style-name="T13"> "Vous devez :", somdue, " euros"<text:line-break/></text:span><text:span text:style-name="T14">Écrire</text:span><text:span text:style-name="T13"> "Montant versé :"<text:line-break/></text:span><text:span text:style-name="T14">Lire</text:span><text:span text:style-name="T13"> M<text:line-break/>Reste – M - somdue<text:line-break/>Nb10E – 0<text:line-break/></text:span><text:span text:style-name="T14">TantQue</text:span><text:span text:style-name="T13"> Reste &gt;= 10<text:line-break/>Nb10E – Nb10E + 1<text:line-break/>Reste – Reste – 10<text:line-break/></text:span><text:span text:style-name="T14">FinTantQue</text:span><text:span text:style-name="T13"><text:line-break/>Nb5E – 0<text:line-break/></text:span><text:span text:style-name="T14">Si</text:span><text:span text:style-name="T13"> Reste &gt;= 5<text:line-break/>Nb5E – 1<text:line-break/>Reste – Reste – 5<text:line-break/></text:span><text:span text:style-name="T14">FinSi</text:span><text:span text:style-name="T13"><text:line-break/></text:span><text:span text:style-name="T14">Écrire</text:span><text:span text:style-name="T13"> "Rendu de la monnaie :"<text:line-break/></text:span><text:span text:style-name="T14">Écrire</text:span><text:span text:style-name="T13"> "Billets de 10 E : ", Nb10E<text:line-break/></text:span><text:span text:style-name="T14">Écrire</text:span><text:span text:style-name="T13"> "Billets de <text:s/>5 E : ", Nb5E<text:line-break/></text:span><text:span text:style-name="T14">Écrire</text:span><text:span text:style-name="T13"> "Pièces de 1 E : ", reste</text:span></text:p>
      <text:p text:style-name="P23"><text:line-break/><text:span text:style-name="T3">Fin</text:span></text:p>
      <text:p text:style-name="P21">________________________________________________________________________________</text:p>
      <text:p text:style-name="P21"/>
      <text:p text:style-name="P12">Exercice 5.10</text:p>
      <text:p text:style-name="P12"/>
      <text:p text:style-name="P17"><text:span text:style-name="T3">Variables</text:span> N, P, i, A, B <text:span text:style-name="T3">en</text:span> <text:span text:style-name="T3">Numérique</text:span></text:p>
      <text:p text:style-name="P17"/>
      <text:p text:style-name="P22">Début</text:p>
      <text:p text:style-name="P33"><text:span text:style-name="T11"><text:line-break/></text:span><text:span text:style-name="T14">Écrire</text:span><text:span text:style-name="T13"> "Entrez le nombre de chevaux partants : "<text:line-break/></text:span><text:span text:style-name="T14">Lire</text:span><text:span text:style-name="T13"> N<text:line-break/></text:span><text:span text:style-name="T14">Écrire</text:span><text:span text:style-name="T13"> "Entrez le nombre de chevaux joués : " <text:line-break/></text:span><text:span text:style-name="T14">Lire</text:span><text:span text:style-name="T13"> P <text:line-break/></text:span><text:soft-page-break/><text:span text:style-name="T13">A – 1 <text:line-break/>B – 1 <text:line-break/></text:span><text:span text:style-name="T14">Pour</text:span><text:span text:style-name="T13"> i – 1 à P <text:line-break/>A – A * (i + N - P) <text:line-break/>B – B * i <text:line-break/>i </text:span><text:span text:style-name="T14">Suivant</text:span><text:span text:style-name="T13"> <text:line-break/></text:span><text:span text:style-name="T14">Écrire</text:span><text:span text:style-name="T13"> "Dans l’ordre, une chance sur ", A <text:line-break/></text:span><text:span text:style-name="T14">Écrire</text:span><text:span text:style-name="T13"> "Dans le désordre, une chance sur ", A / B </text:span><text:span text:style-name="T11"><text:line-break/></text:span><text:span text:style-name="T12">F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16:02.540751708</meta:creation-date>
    <dc:date>2023-07-17T09:36:20.544592174</dc:date>
    <meta:editing-duration>PT2H18M17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5" meta:paragraph-count="59" meta:word-count="561" meta:character-count="3201" meta:non-whitespace-character-count="2634"/>
  </office:meta>
</office:document-meta>
</file>